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2.55cm" fo:min-width="6.8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05cm" fo:min-width="7.4cm"/>
    </style:style>
    <style:style style:name="gr4" style:family="graphic" style:parent-style-name="standard">
      <style:graphic-properties draw:fill-color="#ffffd7" draw:textarea-horizontal-align="justify" draw:textarea-vertical-align="middle" draw:auto-grow-height="false" fo:min-height="1.25cm" fo:min-width="5.6cm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2.65cm" fo:min-width="5.9cm"/>
    </style:style>
    <style:style style:name="gr6" style:family="graphic" style:parent-style-name="standard">
      <style:graphic-properties draw:fill-color="#ffffd7" draw:textarea-horizontal-align="justify" draw:textarea-vertical-align="middle" draw:auto-grow-height="false" fo:min-height="0.95cm" fo:min-width="2.5cm"/>
    </style:style>
    <style:style style:name="gr7" style:family="graphic" style:parent-style-name="objectwithoutfill">
      <style:graphic-properties svg:stroke-color="#00a933" draw:fill="solid" draw:textarea-vertical-align="middle"/>
    </style:style>
    <style:style style:name="gr8" style:family="graphic" style:parent-style-name="standard">
      <style:graphic-properties svg:stroke-color="#00a933" draw:textarea-vertical-align="middle"/>
    </style:style>
    <style:style style:name="gr9" style:family="graphic" style:parent-style-name="standard">
      <style:graphic-properties svg:stroke-color="#ff0000" draw:textarea-vertical-align="middle"/>
    </style:style>
    <style:style style:name="gr10" style:family="graphic" style:parent-style-name="objectwithoutfill">
      <style:graphic-properties svg:stroke-color="#ff0000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55cm" fo:min-width="4.1cm"/>
    </style:style>
    <style:style style:name="gr13" style:family="graphic" style:parent-style-name="standard">
      <style:graphic-properties svg:stroke-color="#eeeeee" draw:fill-color="#eeeeee" draw:textarea-horizontal-align="justify" draw:textarea-vertical-align="middle" draw:auto-grow-height="false" fo:min-height="0.55cm" fo:min-width="4.1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d7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eeeeee"/>
      <style:paragraph-properties fo:text-align="center"/>
      <style:text-properties fo:font-size="10.5pt" style:font-size-asian="10.5pt" style:font-size-complex="10.5pt"/>
    </style:style>
    <style:style style:name="P7" style:family="paragraph">
      <loext:graphic-properties draw:fill-color="#eeeeee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cm" svg:y1="6.4cm" svg:x2="26.9cm" svg:y2="6.4cm">
          <text:p/>
        </draw:line>
        <draw:custom-shape draw:style-name="gr2" draw:text-style-name="P3" xml:id="id1" draw:id="id1" draw:layer="layout" svg:width="7.3cm" svg:height="2.8cm" svg:x="14.3cm" svg:y="2cm">
          <svg:title>k vr</svg:title>
          <text:p text:style-name="P2">User interface/</text:p>
          <text:p text:style-name="P2">Mobile App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9cm" svg:height="1.3cm" svg:x="3.8cm" svg:y="1.6cm">
          <text:p text:style-name="P2">Control Statio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9cm" svg:height="1.3cm" svg:x="3.8cm" svg:y="7cm">
          <text:p text:style-name="P2">Robotic Arm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6.1cm" svg:height="1.5cm" svg:x="14.9cm" svg:y="7.3cm">
          <text:p text:style-name="P2">Bluetooth Module</text:p>
          <text:p text:style-name="P2">(HC-05)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6.4cm" svg:height="2.9cm" svg:x="14.8cm" svg:y="10.9cm">
          <text:p text:style-name="P2">Arduino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3cm" svg:height="1.2cm" svg:x="7.9cm" svg:y="9cm">
          <text:p text:style-name="P2">Servo 1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3cm" svg:height="1.2cm" svg:x="7.9cm" svg:y="10.6cm">
          <text:p text:style-name="P2">Servo 2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3cm" svg:height="1.2cm" svg:x="7.9cm" svg:y="12.2cm">
          <text:p text:style-name="P2">Servo 3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3cm" svg:height="1.2cm" svg:x="7.9cm" svg:y="13.8cm">
          <text:p text:style-name="P2">Servo 4</text:p>
          <draw:enhanced-geometry svg:viewBox="0 0 21600 21600" draw:type="rectangle" draw:enhanced-path="M 0 0 L 21600 0 21600 21600 0 21600 0 0 Z N"/>
        </draw:custom-shape>
        <draw:custom-shape draw:style-name="gr6" draw:text-style-name="P3" xml:id="id8" draw:id="id8" draw:layer="layout" svg:width="3cm" svg:height="1.2cm" svg:x="7.9cm" svg:y="15.5cm">
          <text:p text:style-name="P2">Servo 5</text:p>
          <draw:enhanced-geometry svg:viewBox="0 0 21600 21600" draw:type="rectangle" draw:enhanced-path="M 0 0 L 21600 0 21600 21600 0 21600 0 0 Z N"/>
        </draw:custom-shape>
        <draw:custom-shape draw:style-name="gr6" draw:text-style-name="P3" xml:id="id9" draw:id="id9" draw:layer="layout" svg:width="3cm" svg:height="1.2cm" svg:x="7.9cm" svg:y="17.1cm">
          <text:p text:style-name="P2">Servo 5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7.95cm" svg:y1="4.8cm" svg:x2="17.95cm" svg:y2="7.3cm" draw:start-shape="id1" draw:start-glue-point="2" draw:end-shape="id2" draw:end-glue-point="0" svg:d="M17950 4800v2500" svg:viewBox="0 0 1 2501">
          <text:p/>
        </draw:connector>
        <draw:connector draw:style-name="gr7" draw:text-style-name="P1" draw:layer="layout" draw:type="line" svg:x1="17.95cm" svg:y1="8.8cm" svg:x2="18cm" svg:y2="10.9cm" draw:start-shape="id2" draw:start-glue-point="2" draw:end-shape="id3" svg:d="M17950 8800l50 2100" svg:viewBox="0 0 51 2101">
          <text:p/>
        </draw:connector>
        <draw:connector draw:style-name="gr8" draw:text-style-name="P2" draw:layer="layout" svg:x1="10.9cm" svg:y1="9.6cm" svg:x2="14.8cm" svg:y2="12.35cm" draw:start-shape="id4" draw:start-glue-point="1" draw:end-shape="id3" draw:end-glue-point="3" svg:d="M10900 9600h1950v2750h1950" svg:viewBox="0 0 3901 2751">
          <text:p/>
        </draw:connector>
        <draw:connector draw:style-name="gr8" draw:text-style-name="P2" draw:layer="layout" svg:x1="10.9cm" svg:y1="11.2cm" svg:x2="14.8cm" svg:y2="12.35cm" draw:start-shape="id5" draw:start-glue-point="1" draw:end-shape="id3" draw:end-glue-point="3" svg:d="M10900 11200h1950v1150h1950" svg:viewBox="0 0 3901 1151">
          <text:p/>
        </draw:connector>
        <draw:connector draw:style-name="gr8" draw:text-style-name="P2" draw:layer="layout" svg:x1="10.9cm" svg:y1="12.8cm" svg:x2="14.8cm" svg:y2="12.35cm" draw:start-shape="id6" draw:start-glue-point="1" draw:end-shape="id3" draw:end-glue-point="3" svg:d="M10900 12800h1950v-450h1950" svg:viewBox="0 0 3901 451">
          <text:p/>
        </draw:connector>
        <draw:connector draw:style-name="gr8" draw:text-style-name="P2" draw:layer="layout" svg:x1="10.9cm" svg:y1="14.4cm" svg:x2="14.8cm" svg:y2="12.35cm" draw:start-shape="id7" draw:start-glue-point="1" draw:end-shape="id3" draw:end-glue-point="3" svg:d="M10900 14400h1950v-2050h1950" svg:viewBox="0 0 3901 2051">
          <text:p/>
        </draw:connector>
        <draw:connector draw:style-name="gr8" draw:text-style-name="P2" draw:layer="layout" svg:x1="10.9cm" svg:y1="16.1cm" svg:x2="14.8cm" svg:y2="12.35cm" draw:start-shape="id8" draw:start-glue-point="1" draw:end-shape="id3" draw:end-glue-point="3" svg:d="M10900 16100h1950v-3750h1950" svg:viewBox="0 0 3901 3751">
          <text:p/>
        </draw:connector>
        <draw:connector draw:style-name="gr8" draw:text-style-name="P2" draw:layer="layout" svg:x1="10.9cm" svg:y1="17.7cm" svg:x2="14.8cm" svg:y2="12.35cm" draw:start-shape="id9" draw:start-glue-point="1" draw:end-shape="id3" draw:end-glue-point="3" svg:d="M10900 17700h1950v-5350h1950" svg:viewBox="0 0 3901 5351">
          <text:p/>
        </draw:connector>
        <draw:connector draw:style-name="gr9" draw:text-style-name="P2" draw:layer="layout" svg:x1="21cm" svg:y1="8.05cm" svg:x2="21.2cm" svg:y2="12.35cm" draw:start-shape="id2" draw:start-glue-point="1" draw:end-shape="id3" draw:end-glue-point="1" svg:d="M21000 8050h701v4300h-501" svg:viewBox="0 0 702 4301">
          <text:p/>
        </draw:connector>
        <draw:connector draw:style-name="gr10" draw:text-style-name="P1" draw:layer="layout" draw:type="lines" svg:x1="7.9cm" svg:y1="9.6cm" svg:x2="7.9cm" svg:y2="11.2cm" draw:start-shape="id4" draw:start-glue-point="3" draw:end-shape="id5" draw:end-glue-point="3" svg:d="M7900 9600h-501v1600h501" svg:viewBox="0 0 502 1601">
          <text:p/>
        </draw:connector>
        <draw:connector draw:style-name="gr10" draw:text-style-name="P1" draw:layer="layout" draw:type="lines" svg:x1="7.9cm" svg:y1="11.2cm" svg:x2="7.9cm" svg:y2="12.8cm" draw:start-shape="id5" draw:start-glue-point="3" draw:end-shape="id6" draw:end-glue-point="3" svg:d="M7900 11200h-501v1600h501" svg:viewBox="0 0 502 1601">
          <text:p/>
        </draw:connector>
        <draw:connector draw:style-name="gr10" draw:text-style-name="P1" xml:id="id10" draw:id="id10" draw:layer="layout" draw:type="lines" svg:x1="7.9cm" svg:y1="12.8cm" svg:x2="7.9cm" svg:y2="14.4cm" draw:start-shape="id6" draw:start-glue-point="3" draw:end-shape="id7" draw:end-glue-point="3" svg:d="M7900 12800h-501v1600h501" svg:viewBox="0 0 502 1601">
          <text:p/>
        </draw:connector>
        <draw:connector draw:style-name="gr10" draw:text-style-name="P1" draw:layer="layout" draw:type="lines" svg:x1="7.9cm" svg:y1="14.4cm" svg:x2="7.9cm" svg:y2="16.1cm" draw:start-shape="id7" draw:start-glue-point="3" draw:end-shape="id8" draw:end-glue-point="3" svg:d="M7900 14400h-501v1700h501" svg:viewBox="0 0 502 1701">
          <text:p/>
        </draw:connector>
        <draw:connector draw:style-name="gr10" draw:text-style-name="P1" draw:layer="layout" draw:type="lines" svg:x1="7.9cm" svg:y1="16.1cm" svg:x2="7.9cm" svg:y2="17.7cm" draw:start-shape="id8" draw:start-glue-point="3" draw:end-shape="id9" draw:end-glue-point="3" svg:d="M7900 16100h-501v1600h501" svg:viewBox="0 0 502 1601">
          <text:p/>
        </draw:connector>
        <draw:connector draw:style-name="gr10" draw:text-style-name="P1" xml:id="id11" draw:id="id11" draw:layer="layout" draw:type="lines" svg:x1="7.399cm" svg:y1="13.6cm" svg:x2="6.914cm" svg:y2="18.909cm" draw:start-shape="id10" draw:start-glue-point="0" svg:d="M7399 13600h-501l16 5309" svg:viewBox="0 0 502 5310">
          <text:p/>
        </draw:connector>
        <draw:connector draw:style-name="gr10" draw:text-style-name="P1" xml:id="id12" draw:id="id12" draw:layer="layout" draw:type="lines" svg:x1="21.684cm" svg:y1="18.932cm" svg:x2="21.2cm" svg:y2="12.35cm" draw:end-shape="id3" draw:end-glue-point="1" svg:d="M21684 18932l17-6582h-501" svg:viewBox="0 0 502 6583">
          <text:p/>
        </draw:connector>
        <draw:connector draw:style-name="gr10" draw:text-style-name="P1" draw:layer="layout" draw:type="line" svg:x1="6.914cm" svg:y1="18.909cm" svg:x2="21.684cm" svg:y2="18.932cm" draw:start-shape="id11" draw:start-glue-point="3" draw:end-shape="id12" draw:end-glue-point="2" svg:d="M6914 18909l14770 23" svg:viewBox="0 0 14771 24">
          <text:p/>
        </draw:connector>
        <draw:frame draw:style-name="gr11" draw:text-style-name="P5" draw:layer="layout" svg:width="1.806cm" svg:height="0.962cm" svg:x="22.2cm" svg:y="10.1cm">
          <draw:text-box>
            <text:p>3.3V</text:p>
          </draw:text-box>
        </draw:frame>
        <draw:frame draw:style-name="gr11" draw:text-style-name="P5" draw:layer="layout" svg:width="1.277cm" svg:height="0.962cm" svg:x="14.7cm" svg:y="19.3cm">
          <draw:text-box>
            <text:p>5V</text:p>
          </draw:text-box>
        </draw:frame>
        <draw:custom-shape draw:style-name="gr12" draw:text-style-name="P6" xml:id="id13" draw:id="id13" draw:layer="layout" svg:width="4.6cm" svg:height="0.8cm" svg:x="1.2cm" svg:y="14.6cm">
          <text:p text:style-name="P2"><text:span text:style-name="T1"><text:s text:c="12"/></text:span><text:span text:style-name="T1">Power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6cm" svg:height="0.8cm" svg:x="1.2cm" svg:y="15.8cm">
          <text:p text:style-name="P2"><text:span text:style-name="T2"><text:s text:c="10"/></text:span><text:span text:style-name="T2">Signal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3.5cm" svg:y1="14.6cm" svg:x2="3.5cm" svg:y2="14.6cm" draw:start-shape="id13" draw:end-shape="id13" svg:d="M3500 14600z" svg:viewBox="0 0 1 1">
          <text:p/>
        </draw:connector>
        <draw:connector draw:style-name="gr1" draw:text-style-name="P1" draw:layer="layout" draw:type="line" svg:x1="3.5cm" svg:y1="14.6cm" svg:x2="3.5cm" svg:y2="14.6cm" draw:start-shape="id13" draw:end-shape="id13" svg:d="M3500 14600z" svg:viewBox="0 0 1 1">
          <text:p/>
        </draw:connector>
        <draw:line draw:style-name="gr10" draw:text-style-name="P1" draw:layer="layout" svg:x1="1.5cm" svg:y1="15cm" svg:x2="3.2cm" svg:y2="15cm">
          <text:p/>
        </draw:line>
        <draw:line draw:style-name="gr7" draw:text-style-name="P1" draw:layer="layout" svg:x1="1.5cm" svg:y1="16.2cm" svg:x2="3.2cm" svg:y2="1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4T17:59:45.520000000</meta:creation-date>
    <dc:date>2019-08-04T18:27:44.016000000</dc:date>
    <meta:editing-duration>PT7M36S</meta:editing-duration>
    <meta:editing-cycles>1</meta:editing-cycles>
    <meta:document-statistic meta:object-count="37"/>
    <meta:generator>LibreOffice/6.2.3.2$Windows_X86_64 LibreOffice_project/aecc05fe267cc68dde00352a451aa867b3b546ac</meta:generator>
  </office:meta>
</office:document-meta>
</file>